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a516" officeooo:paragraph-rsid="000ca5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uesday 21st June Project meeting notes</text:p>
      <text:p text:style-name="P1"/>
      <text:p text:style-name="P1">Work on simulation with respect to drone.</text:p>
      <text:p text:style-name="P1"><text:s/></text:p>
      <text:p text:style-name="P1">EA1 AND EA2 Forms to fill regarding human participants</text:p>
      <text:p text:style-name="P1"/>
      <text:p text:style-name="P1">Can I develop a behaviour tree based on the simulation program for tello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6-21T11:59:19.724204813</meta:creation-date>
    <dc:date>2022-06-21T12:46:41.734624976</dc:date>
    <meta:editing-duration>PT37M12S</meta:editing-duration>
    <meta:editing-cycles>1</meta:editing-cycles>
    <meta:document-statistic meta:table-count="0" meta:image-count="0" meta:object-count="0" meta:page-count="1" meta:paragraph-count="5" meta:word-count="35" meta:character-count="208" meta:non-whitespace-character-count="176"/>
    <meta:generator>LibreOffice/6.4.7.2$Linux_X86_64 LibreOffice_project/40$Build-2</meta:generator>
  </office:meta>
</office:document-meta>
</file>